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1.296cm"/>
    </style:style>
    <style:style style:name="Tabelle2.B" style:family="table-column">
      <style:table-column-properties style:column-width="15.716cm"/>
    </style:style>
    <style:style style:name="Tabelle2.A1" style:family="table-cell">
      <style:table-cell-properties fo:padding-left="0cm" fo:padding-right="0cm" fo:padding-top="0cm" fo:padding-bottom="0.3cm" fo:border="none"/>
    </style:style>
    <style:style style:name="P1" style:family="paragraph" style:parent-style-name="Table_20_Contents">
      <style:text-properties style:font-name="Liberation Serif" fo:font-weight="bold" officeooo:rsid="005bb2c9" officeooo:paragraph-rsid="005bb2c9"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paragraph-rsid="005072e1"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paragraph-rsid="00524890"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5072e1" officeooo:paragraph-rsid="005072e1"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5072e1" officeooo:paragraph-rsid="00524890"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0524890" officeooo:paragraph-rsid="00524890"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52c654" officeooo:paragraph-rsid="0052c654"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54812a" officeooo:paragraph-rsid="0054812a" style:font-size-asian="12pt" style:font-size-complex="12pt"/>
    </style:style>
    <style:style style:name="P12" style:family="paragraph" style:parent-style-name="Standard">
      <style:paragraph-properties fo:text-align="start" style:justify-single-word="false"/>
      <style:text-properties style:font-name="Liberation Serif" fo:font-size="12pt" fo:font-weight="normal" officeooo:rsid="003403ea" officeooo:paragraph-rsid="003403ea"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3e33ee" officeooo:paragraph-rsid="003403ea"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47de04" officeooo:paragraph-rsid="0047de04"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47de04" officeooo:paragraph-rsid="004b0d8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4b0d88" officeooo:paragraph-rsid="004b0d8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4b0d88" officeooo:paragraph-rsid="0055c236"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4pt" fo:font-weight="normal" officeooo:rsid="003f3934" officeooo:paragraph-rsid="003f3934"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Liberation Serif" fo:font-size="14pt" fo:font-weight="bold" officeooo:rsid="0044a3ca" officeooo:paragraph-rsid="0044a3ca"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Liberation Serif" fo:font-size="14pt" fo:font-weight="bold" officeooo:rsid="0047de04" officeooo:paragraph-rsid="0047de04"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Liberation Serif" fo:font-size="14pt" fo:font-weight="bold" officeooo:rsid="004b0d88" officeooo:paragraph-rsid="004b0d88"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Liberation Serif" fo:font-size="10pt" fo:font-weight="normal" officeooo:rsid="01e03e6a" officeooo:paragraph-rsid="005e78ce"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officeooo:paragraph-rsid="005072e1"/>
    </style:style>
    <style:style style:name="P24" style:family="paragraph" style:parent-style-name="Standard">
      <style:paragraph-properties fo:text-align="start" style:justify-single-word="false"/>
      <style:text-properties officeooo:paragraph-rsid="00524890"/>
    </style:style>
    <style:style style:name="P25" style:family="paragraph" style:parent-style-name="Standard">
      <style:paragraph-properties fo:text-align="start" style:justify-single-word="false" fo:break-before="page"/>
      <style:text-properties style:font-name="Liberation Serif" fo:font-size="14pt" fo:font-weight="bold" officeooo:rsid="0047de04" officeooo:paragraph-rsid="0047de04" style:font-size-asian="14pt" style:font-weight-asian="bold" style:font-size-complex="14pt" style:font-weight-complex="bold"/>
    </style:style>
    <style:style style:name="P26" style:family="paragraph" style:parent-style-name="Standard">
      <style:paragraph-properties fo:text-align="start" style:justify-single-word="false" fo:break-before="page"/>
      <style:text-properties style:font-name="Liberation Serif" fo:font-size="14pt" fo:font-weight="bold" officeooo:rsid="004b0d88" officeooo:paragraph-rsid="004b0d88" style:font-size-asian="14pt" style:font-weight-asian="bold" style:font-size-complex="14pt" style:font-weight-complex="bold"/>
    </style:style>
    <style:style style:name="P2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7de04" officeooo:paragraph-rsid="00577f7d" style:font-size-asian="12pt" style:font-weight-asian="normal" style:font-size-complex="12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7de04" officeooo:paragraph-rsid="0047de04" style:font-size-asian="12pt" style:font-weight-asian="normal" style:font-size-complex="12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577f7d" officeooo:paragraph-rsid="00577f7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0pt" fo:font-style="normal" officeooo:rsid="01e03e6a" officeooo:paragraph-rsid="006179c3" style:font-size-asian="10pt" style:font-style-asian="normal" style:font-size-complex="10pt" style:font-style-complex="normal"/>
    </style:style>
    <style:style style:name="P31" style:family="paragraph" style:parent-style-name="Standard" style:list-style-name="L1">
      <style:paragraph-properties fo:margin-top="0.3cm" fo:margin-bottom="0cm" loext:contextual-spacing="false" fo:text-align="start" style:justify-single-word="false"/>
      <style:text-properties style:font-name="Liberation Serif" fo:font-size="12pt" fo:font-weight="normal" officeooo:rsid="004b0d88" officeooo:paragraph-rsid="005bca2e" style:font-size-asian="12pt" style:font-weight-asian="normal" style:font-size-complex="12pt" style:font-weight-complex="normal"/>
    </style:style>
    <style:style style:name="P32" style:family="paragraph" style:parent-style-name="Standard" style:list-style-name="L1">
      <style:paragraph-properties fo:margin-top="0.3cm" fo:margin-bottom="0cm" loext:contextual-spacing="false" fo:text-align="start" style:justify-single-word="false"/>
      <style:text-properties style:font-name="Liberation Serif" fo:font-size="12pt" fo:font-weight="normal" officeooo:rsid="004b0d88" officeooo:paragraph-rsid="004b0d88" style:font-size-asian="12pt" style:font-weight-asian="normal" style:font-size-complex="12pt" style:font-weight-complex="normal"/>
    </style:style>
    <style:style style:name="P33" style:family="paragraph" style:parent-style-name="Standard" style:list-style-name="L1">
      <style:paragraph-properties fo:margin-top="0.3cm" fo:margin-bottom="0cm" loext:contextual-spacing="false" fo:text-align="start" style:justify-single-word="false"/>
      <style:text-properties style:font-name="Liberation Serif" fo:font-size="12pt" fo:font-weight="normal" officeooo:rsid="004badd3" officeooo:paragraph-rsid="004badd3" style:font-size-asian="12pt" style:font-weight-asian="normal" style:font-size-complex="12pt" style:font-weight-complex="normal"/>
    </style:style>
    <style:style style:name="P34" style:family="paragraph" style:parent-style-name="Standard" style:list-style-name="L1">
      <style:paragraph-properties fo:margin-top="0.3cm" fo:margin-bottom="0cm" loext:contextual-spacing="false" fo:text-align="start" style:justify-single-word="false"/>
      <style:text-properties style:font-name="Liberation Serif" fo:font-size="12pt" fo:font-weight="normal" officeooo:rsid="004badd3" officeooo:paragraph-rsid="0055c236" style:font-size-asian="12pt" style:font-weight-asian="normal" style:font-size-complex="12pt" style:font-weight-complex="normal"/>
    </style:style>
    <style:style style:name="P35" style:family="paragraph" style:parent-style-name="Standard" style:list-style-name="L1">
      <style:paragraph-properties fo:margin-top="0.3cm" fo:margin-bottom="0cm" loext:contextual-spacing="false" fo:text-align="start" style:justify-single-word="false"/>
      <style:text-properties style:font-name="Liberation Serif" fo:font-size="12pt" fo:font-weight="normal" officeooo:rsid="005bca2e" officeooo:paragraph-rsid="005bca2e" style:font-size-asian="12pt" style:font-weight-asian="normal" style:font-size-complex="12pt" style:font-weight-complex="normal"/>
    </style:style>
    <style:style style:name="P36" style:family="paragraph" style:parent-style-name="Standard" style:list-style-name="L1">
      <style:paragraph-properties fo:margin-top="0cm" fo:margin-bottom="0cm" loext:contextual-spacing="false" fo:text-align="start" style:justify-single-word="false"/>
      <style:text-properties officeooo:paragraph-rsid="00577f7d"/>
    </style:style>
    <style:style style:name="P37"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577f7d" officeooo:paragraph-rsid="00577f7d" style:font-size-asian="12pt" style:font-weight-asian="normal" style:font-size-complex="12pt" style:font-weight-complex="normal"/>
    </style:style>
    <style:style style:name="P38"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47de04" officeooo:paragraph-rsid="00577f7d" style:font-size-asian="12pt" style:font-weight-asian="normal" style:font-size-complex="12pt" style:font-weight-complex="normal"/>
    </style:style>
    <style:style style:name="P39"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498004" officeooo:paragraph-rsid="00498004" style:font-size-asian="12pt" style:font-weight-asian="normal" style:font-size-complex="12pt" style:font-weight-complex="normal"/>
    </style:style>
    <style:style style:name="P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524890" style:font-weight-asian="bold" style:font-weight-complex="bold"/>
    </style:style>
    <style:style style:name="T4" style:family="text">
      <style:text-properties fo:font-weight="bold" officeooo:rsid="0052c654" style:font-weight-asian="bold" style:font-weight-complex="bold"/>
    </style:style>
    <style:style style:name="T5" style:family="text">
      <style:text-properties fo:font-weight="bold" officeooo:rsid="005bca2e" style:font-weight-asian="bold" style:font-weight-complex="bold"/>
    </style:style>
    <style:style style:name="T6" style:family="text">
      <style:text-properties officeooo:rsid="004cd36a"/>
    </style:style>
    <style:style style:name="T7" style:family="text">
      <style:text-properties officeooo:rsid="004ecd8d"/>
    </style:style>
    <style:style style:name="T8" style:family="text">
      <style:text-properties officeooo:rsid="005072e1"/>
    </style:style>
    <style:style style:name="T9" style:family="text">
      <style:text-properties style:font-name="Liberation Serif" fo:font-size="12pt" fo:font-weight="normal" officeooo:rsid="005072e1" style:font-size-asian="12pt" style:font-weight-asian="normal" style:font-size-complex="12pt" style:font-weight-complex="normal"/>
    </style:style>
    <style:style style:name="T10" style:family="text">
      <style:text-properties style:font-name="Liberation Serif" fo:font-size="12pt" fo:font-weight="normal" officeooo:rsid="003e091d" style:font-size-asian="12pt" style:font-weight-asian="normal" style:font-size-complex="12pt" style:font-weight-complex="normal"/>
    </style:style>
    <style:style style:name="T11" style:family="text">
      <style:text-properties style:font-name="Liberation Serif" fo:font-size="12pt" fo:font-weight="normal" officeooo:rsid="003e33ee" style:font-size-asian="12pt" style:font-weight-asian="normal" style:font-size-complex="12pt" style:font-weight-complex="normal"/>
    </style:style>
    <style:style style:name="T12" style:family="text">
      <style:text-properties style:font-name="Liberation Serif" fo:font-size="12pt" fo:font-weight="normal" officeooo:rsid="00524890" style:font-size-asian="12pt" style:font-weight-asian="normal" style:font-size-complex="12pt" style:font-weight-complex="normal"/>
    </style:style>
    <style:style style:name="T13" style:family="text">
      <style:text-properties style:font-name="Liberation Serif" fo:font-size="12pt" fo:font-weight="normal" officeooo:rsid="0047de04" style:font-size-asian="12pt" style:font-weight-asian="normal" style:font-size-complex="12pt" style:font-weight-complex="normal"/>
    </style:style>
    <style:style style:name="T14" style:family="text">
      <style:text-properties style:font-name="Liberation Serif" fo:font-size="12pt" fo:font-weight="normal" officeooo:rsid="00577f7d" style:font-size-asian="12pt" style:font-weight-asian="normal" style:font-size-complex="12pt" style:font-weight-complex="normal"/>
    </style:style>
    <style:style style:name="T15" style:family="text">
      <style:text-properties style:font-name="Liberation Serif" fo:font-size="12pt" fo:font-weight="bold" officeooo:rsid="003e091d" style:font-size-asian="12pt" style:font-weight-asian="bold" style:font-size-complex="12pt" style:font-weight-complex="bold"/>
    </style:style>
    <style:style style:name="T16" style:family="text">
      <style:text-properties style:font-name="Liberation Serif" fo:font-size="12pt" fo:font-weight="bold" officeooo:rsid="00524890" style:font-size-asian="12pt" style:font-weight-asian="bold" style:font-size-complex="12pt" style:font-weight-complex="bold"/>
    </style:style>
    <style:style style:name="T17" style:family="text">
      <style:text-properties style:font-name="Liberation Serif" fo:font-size="12pt" fo:font-weight="bold" officeooo:rsid="0047de04" style:font-size-asian="12pt" style:font-weight-asian="bold" style:font-size-complex="12pt" style:font-weight-complex="bold"/>
    </style:style>
    <style:style style:name="T18" style:family="text">
      <style:text-properties officeooo:rsid="00524890"/>
    </style:style>
    <style:style style:name="T19" style:family="text">
      <style:text-properties officeooo:rsid="0052c654"/>
    </style:style>
    <style:style style:name="T20" style:family="text">
      <style:text-properties officeooo:rsid="0054812a"/>
    </style:style>
    <style:style style:name="T21" style:family="text">
      <style:text-properties officeooo:rsid="0055c236"/>
    </style:style>
    <style:style style:name="T22" style:family="text">
      <style:text-properties officeooo:rsid="00577f7d"/>
    </style:style>
    <style:style style:name="T23" style:family="text">
      <style:text-properties officeooo:rsid="0059c8f9"/>
    </style:style>
    <style:style style:name="T24" style:family="text">
      <style:text-properties officeooo:rsid="005bb2c9"/>
    </style:style>
    <style:style style:name="T25" style:family="text">
      <style:text-properties officeooo:rsid="005bca2e"/>
    </style:style>
    <style:style style:name="T26" style:family="text">
      <style:text-properties officeooo:rsid="005d7e29"/>
    </style:style>
    <style:style style:name="T27" style:family="text">
      <style:text-properties officeooo:rsid="005dd51d"/>
    </style:style>
    <style:style style:name="T28" style:family="text">
      <style:text-properties fo:font-style="normal" style:font-style-asian="normal" style:font-style-complex="normal"/>
    </style:style>
    <style:style style:name="T29" style:family="text">
      <style:text-properties fo:font-style="normal" officeooo:rsid="01cdb0b8" style:font-style-asian="normal" style:font-style-complex="normal"/>
    </style:style>
    <style:style style:name="T30" style:family="text">
      <style:text-properties officeooo:rsid="00840c47"/>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Geschichte der Prog<text:span text:style-name="T23">r</text:span>ammierung</text:p>
      <text:p text:style-name="P12"/>
      <table:table table:name="Tabelle2" table:style-name="Tabelle2">
        <table:table-column table:style-name="Tabelle2.A"/>
        <table:table-column table:style-name="Tabelle2.B"/>
        <table:table-row>
          <table:table-cell table:style-name="Tabelle2.A1" office:value-type="string">
            <text:p text:style-name="P7">1784</text:p>
          </table:table-cell>
          <table:table-cell table:style-name="Tabelle2.A1" office:value-type="string">
            <text:p text:style-name="P6"><text:span text:style-name="T2">Addiermaschine</text:span>, <text:span text:style-name="T18">erbaut von J</text:span>ohann Helfrich von Müller<text:line-break/><text:span text:style-name="T23">Menschen haben also schon seit langem das Bedürfnis, Rechnen maschinell zu erledigen.<text:line-break/>„to compute“ bedeutet „berechnen“, moderne Computer sind im Grunde nichts als sehr schnelle Rechner, die simple Grundrechenarten milliardenfach pro Sekunde ausführen.</text:span></text:p>
            <text:p text:style-name="P5"><text:span text:style-name="T18">Müller beschrieb außerdem die </text:span>Idee <text:span text:style-name="T8">einer</text:span> Differenzmaschine<text:span text:style-name="T8">.</text:span></text:p>
          </table:table-cell>
        </table:table-row>
        <table:table-row>
          <table:table-cell table:style-name="Tabelle2.A1" office:value-type="string">
            <text:p text:style-name="P7">1823</text:p>
          </table:table-cell>
          <table:table-cell table:style-name="Tabelle2.A1" office:value-type="string">
            <text:p text:style-name="P8"><text:span text:style-name="T3">Difference Engine</text:span><text:span text:style-name="T18">, </text:span>ein mechanischer Computer, <text:span text:style-name="T18">entworfen von </text:span>Charles Babbage<text:line-break/><text:span text:style-name="T18">U</text:span>nterstützt von Mitteln der britischen Regierung, scheiterte jedoch, weil die nötigen Teile damals nicht präzise genug gefertigt werden konnten.<text:line-break/>Die <text:span text:style-name="T18">Differenz Engine</text:span> konnte programmiert werden, unterschiedliche mathematische Funktionstabellen zu berechnen. Anwendungsbereiche i<text:span text:style-name="T18">n</text:span> Militär <text:span text:style-name="T23">und </text:span>Wirtschaft.</text:p>
          </table:table-cell>
        </table:table-row>
        <table:table-row>
          <table:table-cell table:style-name="Tabelle2.A1" office:value-type="string">
            <text:p text:style-name="P7">1938</text:p>
          </table:table-cell>
          <table:table-cell table:style-name="Tabelle2.A1" office:value-type="string">
            <text:p text:style-name="P24"><text:span text:style-name="T16">Z1</text:span><text:span text:style-name="T12">, </text:span><text:span text:style-name="T9">de</text:span><text:span text:style-name="T12">r</text:span><text:span text:style-name="T10"> erste </text:span><text:span text:style-name="T15">mechanische</text:span><text:span text:style-name="T10">, frei programmierbare Computer, </text:span><text:span text:style-name="T12">erbaut von </text:span><text:span text:style-name="T9">Konrad Zuse</text:span><text:span text:style-name="T11"><text:line-break/></text:span><text:span text:style-name="T9">Wie die Differenzmaschine konnte er Funktionstabellen berechnen.</text:span></text:p>
            <text:p text:style-name="P23"><text:span text:style-name="T9">Die deutsche Nazi-Regierung hatte (glücklicherweise) kein großes Interesse an Computern.</text:span><text:span text:style-name="T11"><text:line-break/>Nachfolgemodell Z3 (1941) mit elektromechanischen Relais</text:span></text:p>
          </table:table-cell>
        </table:table-row>
        <table:table-row>
          <table:table-cell table:style-name="Tabelle2.A1" office:value-type="string">
            <text:p text:style-name="P9">194<text:span text:style-name="T27">5</text:span></text:p>
          </table:table-cell>
          <table:table-cell table:style-name="Tabelle2.A1" office:value-type="string">
            <text:p text:style-name="P4"><text:span text:style-name="T3">ENIAC</text:span><text:span text:style-name="T18">, d</text:span>er erste <text:span text:style-name="T2">elektronische</text:span> Computer (US-Army / University of Pennsylvania)</text:p>
            <text:p text:style-name="P4">Zweck: Berechnung ballistischer <text:span text:style-name="T18">Kurven von Artilleriegeschossen</text:span></text:p>
            <text:p text:style-name="P9">Wurde <text:span text:style-name="T26">u.a. </text:span>von John von Neumann zur Entwicklung der Wasserstoffbombe verwendet.</text:p>
            <text:p text:style-name="P6">Kosten: ca. 500.000 $, in heutiger Währung ca. 7 Mio. $</text:p>
            <text:p text:style-name="P4">Verwendete Elektronenröhren und wog 27 Tonnen</text:p>
          </table:table-cell>
        </table:table-row>
        <table:table-row>
          <table:table-cell table:style-name="Tabelle2.A1" office:value-type="string">
            <text:p text:style-name="P9">1967</text:p>
          </table:table-cell>
          <table:table-cell table:style-name="Tabelle2.A1" office:value-type="string">
            <text:p text:style-name="P6"><text:span text:style-name="T2">FORTRAN</text:span>, <text:span text:style-name="T18">eine verbreitete </text:span><text:span text:style-name="T3">imperative</text:span><text:span text:style-name="T18"> Programmiersprache</text:span></text:p>
            <text:p text:style-name="P6"><text:span text:style-name="T18">von</text:span> IBM für Wissenschaft und Technik entwickelt, mehrere Jahrzehnte in rechenintensiven Bereichen eingesetzt (<text:span text:style-name="T24">z.B. </text:span>Wettervorhersage, <text:span text:style-name="T18">Kristallographie</text:span> <text:span text:style-name="T18">etc.)</text:span></text:p>
            <text:p text:style-name="P4"><text:span text:style-name="T18">Ein </text:span>„<text:span text:style-name="T18">i</text:span>mperativ<text:span text:style-name="T18">es</text:span>“ <text:span text:style-name="T18">Programm beschreibt, </text:span>was Computer in welcher Reihenfolge tun soll. <text:span text:style-name="T18">Verwendet </text:span>Kontrollstrukturen wie Schleifen u. Verzweigungen, Prozeduren</text:p>
          </table:table-cell>
        </table:table-row>
        <table:table-row>
          <table:table-cell table:style-name="Tabelle2.A1" office:value-type="string">
            <text:p text:style-name="P9">1971</text:p>
          </table:table-cell>
          <table:table-cell table:style-name="Tabelle2.A1" office:value-type="string">
            <text:p text:style-name="P9"><text:span text:style-name="T2">Pascal</text:span>, <text:span text:style-name="T19">die erste </text:span><text:span text:style-name="T4">strukturierte</text:span><text:span text:style-name="T19"> Programmiersprache </text:span>von Niklaus Wirth (ETH Zürich)</text:p>
            <text:p text:style-name="P9"><text:span text:style-name="T19">Ziel: </text:span>Vermeidung von Sprunganweisungen („GOTOs“), die zu schwer verständlichem Code führen. <text:span text:style-name="T19">Pascal war eine </text:span>Reaktion auf Softwarekrise 1960er: große Softwareprojekte <text:span text:style-name="T19">scheiterten wegen hoher Kosten aufgrund der wachsenden Komplexität der Programme<text:line-break/>(dieses Problem ist bis heute nicht behoben).</text:span></text:p>
          </table:table-cell>
        </table:table-row>
        <table:table-row>
          <table:table-cell table:style-name="Tabelle2.A1" office:value-type="string">
            <text:p text:style-name="P10">1980</text:p>
          </table:table-cell>
          <table:table-cell table:style-name="Tabelle2.A1" office:value-type="string">
            <text:p text:style-name="P10"><text:span text:style-name="T2">Smalltalk</text:span>, die erste <text:span text:style-name="T2">objektorientierte</text:span> Programmiersprache</text:p>
            <text:p text:style-name="P10">Entwickelt am Xerox PARC von Alan Kay, <text:span text:style-name="T23">beeinflusste spätere Entwicklungen wie C++.</text:span></text:p>
          </table:table-cell>
        </table:table-row>
        <table:table-row>
          <table:table-cell table:style-name="Tabelle2.A1" office:value-type="string">
            <text:p text:style-name="P10">1985</text:p>
          </table:table-cell>
          <table:table-cell table:style-name="Tabelle2.A1" office:value-type="string">
            <text:p text:style-name="P10"><text:span text:style-name="T2">C++</text:span>, auch heute noch eine der verbreitetsten <text:span text:style-name="T20">objektorientierten Programmiers</text:span>prachen</text:p>
            <text:p text:style-name="P10">Entwickelt von Bjarne Soustrup</text:p>
            <text:p text:style-name="P10">Verbindet abstrakte Konzepte der OOP mit systemnaher, resourcenoptimierter Programmierung. <text:span text:style-name="T26">Wird</text:span> besonders in der Systementwicklung eingesetzt (z.B. Linux<text:span text:style-name="T20">).</text:span></text:p>
          </table:table-cell>
        </table:table-row>
        <table:table-row>
          <table:table-cell table:style-name="Tabelle2.A1" office:value-type="string">
            <text:p text:style-name="P11">1995</text:p>
          </table:table-cell>
          <table:table-cell table:style-name="Tabelle2.A1" office:value-type="string">
            <text:p text:style-name="P11"><text:span text:style-name="T2">Java</text:span>, eine <text:span text:style-name="T2">plattformunabhängige</text:span> OOP-Sprache, entwickelt von SUN Microsystems</text:p>
            <text:p text:style-name="P11">Java-Programme laufen auf unterschiedlichen Betriebssystemen, z.B. Windows, Android </text:p>
            <text:p text:style-name="P11">Heute noch sehr verbreitet, z.B. an Universitäten, für Android-Apps, Spiele (Minecraft)<text:line-break/>Java und seine Entwicklungswerkzeuge sind kostenfrei verfügbar.</text:p>
          </table:table-cell>
        </table:table-row>
        <table:table-row>
          <table:table-cell table:style-name="Tabelle2.A1" office:value-type="string">
            <text:p text:style-name="P11">2000</text:p>
          </table:table-cell>
          <table:table-cell table:style-name="Tabelle2.A1" office:value-type="string">
            <text:p text:style-name="P11"><text:span text:style-name="T2">C# / .NET</text:span>, eine Weiterentwicklung von C++ und Java von Microsoft</text:p>
            <text:p text:style-name="P11">Vieles automatisiert, was man bei Java noch „per Hand“ programmieren muss. </text:p>
            <text:p text:style-name="P11">Allerdings weitgehend auf Windows beschränkt, daher Java immer noch weiter verbreitet.</text:p>
          </table:table-cell>
        </table:table-row>
      </table:table>
      <text:p text:style-name="P21"/>
      <text:p text:style-name="P26">Rollen in der Softwareentwicklung</text:p>
      <text:p text:style-name="P15"/>
      <text:p text:style-name="P17">In den ersten Jahrzehnten der <text:span text:style-name="T25">Programmiersprachen</text:span> wurden Computerprogramme meist für <text:span text:style-name="T21">militärische und</text:span> wissenschaftliche Anwendungen entwickelt, bei denen es um die Berechnung komplexer mathematischer Probleme ging. Programme wurden <text:span text:style-name="T25">in der Regel von Einzelpersonen</text:span> erstellt und von wenigen Menschen benutzt – die Entwickler waren selbst die Anwender ihrer Programme. <text:span text:style-name="T21">Die </text:span>Programme <text:span text:style-name="T21">produzierten</text:span> <text:span text:style-name="T21">meist</text:span> reine Rechenergebnisse, und <text:span text:style-name="T21">brauchten</text:span> nicht komfortabel <text:span text:style-name="T21">bedienbar </text:span>zu sein.</text:p>
      <text:p text:style-name="P16"/>
      <text:p text:style-name="P17">Heute sind Softwareprojekte oft sehr viel umfangreicher und komplexer. <text:span text:style-name="T21">Systeme wie z.B.</text:span> Google Maps <text:span text:style-name="T21">werden</text:span> von Millionen von Anwendern benutzt <text:span text:style-name="T21">und verarbeiten gigantische Datenmengen.</text:span></text:p>
      <text:p text:style-name="P17">Für die Entwicklung <text:span text:style-name="T25">so einer</text:span> Software haben viele Menschen viele Jahre gebraucht, und die Entwicklung geht auch <text:span text:style-name="T21">nach Jahren</text:span> immer noch weiter.</text:p>
      <text:p text:style-name="P16"/>
      <text:p text:style-name="P16">Für große <text:span text:style-name="T21">Softwarep</text:span>rojekte muss der Arbeitsprozess sehr viel strukturierter sein, als wenn ein Wissenschaftler für sich selbst ein Programm schreibt. In <text:span text:style-name="T21">modernen</text:span> Entwicklungsteams gibt es daher eine Reihe von unterschiedlichen Aufgaben und Rollen:</text:p>
      <text:list xml:id="list1723427430" text:style-name="L1">
        <text:list-item>
          <text:p text:style-name="P31">Ein <text:span text:style-name="T2">Systemanalytiker</text:span> erfasst zunächst eine Liste von <text:span text:style-name="T2">Anforderungen</text:span> an eine neue Software.<text:line-break/><text:span text:style-name="T21">E</text:span>r formuliert präzise, welche Aufgaben die Software erledigen soll und wie die Anwender diese bedienen werden. <text:span text:style-name="T25">Anforderungsanalyse findet oft in Gesprächen mit Kunden statt und bildet eine Brücke zwischen den Vorstellungen der Kunden und den Programmierern. <text:line-break/>Die</text:span> Anforderungsanalyse kann <text:span text:style-name="T21">in Form eines </text:span>Dokument<text:span text:style-name="T21">s</text:span> („Pflichtenheft“), oder <text:span text:style-name="T21">mithilfe</text:span> einer speziellen Software <text:span text:style-name="T21">erstellt werden</text:span>.</text:p>
        </text:list-item>
        <text:list-item>
          <text:p text:style-name="P32">Ein <text:span text:style-name="T2">Software-Architekt</text:span> entwickelt ein <text:span text:style-name="T2">Modell</text:span> für die neue Software. Er stellt in Diagrammen dar, wie die Software strukturiert ist, aus welchen Teilen (Klassen) sie besteht und wie diese Teile zusammenhängen.</text:p>
        </text:list-item>
        <text:list-item>
          <text:p text:style-name="P32"><text:span text:style-name="T2">Programmierer</text:span> schreiben anhand des Modells den <text:span text:style-name="T2">Quellcode</text:span>, also das eigentliche Programm in einer Programmiersprache.</text:p>
        </text:list-item>
        <text:list-item>
          <text:p text:style-name="P33"><text:span text:style-name="T2">Software-Tester</text:span> prüfen regelmäßig die Arbeit der Programmierer – denn es ist sehr schwierig, fehlerfreie Programme zu erstellen. Durch Tests soll die Zahl der Fehler möglichst gering gehalten werden.</text:p>
        </text:list-item>
        <text:list-item>
          <text:p text:style-name="P35"><text:span text:style-name="T2">Grafiker</text:span> erstellen Grafiken für die Software. Je nach Art der Software kann das ein kleiner oder auch ein sehr großer Anteil der gesamten Arbeit sein. Insbesondere bei Spielen kommen auch noch 3D-Modellierer hinzu.</text:p>
        </text:list-item>
        <text:list-item>
          <text:p text:style-name="P33"><text:span text:style-name="T6">Ein </text:span><text:span text:style-name="T2">Projektmanager</text:span> organisier<text:span text:style-name="T6">t</text:span> den Arbeitsprozess dieser Mitarbeiter und <text:span text:style-name="T6">ist dafür</text:span> verantwortlich, dass der Zeitplan für die Entwicklung des Projekts eingehalten wird.<text:line-break/><text:span text:style-name="T21">Entwicklungsprozesse sind heute standardisiert, ein Beispiel ist SCRUM.</text:span></text:p>
        </text:list-item>
        <text:list-item>
          <text:p text:style-name="P34">D<text:span text:style-name="T25">as</text:span> <text:span text:style-name="T5">Su</text:span><text:span text:style-name="T2">pport-</text:span><text:span text:style-name="T5">Team</text:span> ist für verschiedene Bereiche zuständig:<text:line-break/>Hilfe bei der Installation der Software, Schulung von Mitarbeitern des Kunden, Erstellen von Handbüchern <text:span text:style-name="T21">und</text:span> Webseiten, Hilfe bei Schwierigkeiten und Problemen.</text:p>
        </text:list-item>
      </text:list>
      <text:p text:style-name="P13"/>
      <text:p text:style-name="P20"/>
      <text:p text:style-name="P25"><text:span text:style-name="T25">Vorteile</text:span> der objektorientierten Programmierung <text:span text:style-name="T25">(OOP)</text:span></text:p>
      <text:p text:style-name="P18"/>
      <text:p text:style-name="P14">Objektorientierte Programmiersprachen wurden entwickelt, um folgende Dinge zu unterstützen:</text:p>
      <text:p text:style-name="P14"/>
      <text:list xml:id="list193936707286132" text:continue-numbering="true" text:style-name="L1">
        <text:list-item>
          <text:p text:style-name="P36"><text:span text:style-name="T17">Modellierung</text:span><text:span text:style-name="T13"> von </text:span><text:span text:style-name="T14">Anwendungsbereichen und Programmteilen</text:span><text:span text:style-name="T13"><text:line-break/>Ein</text:span><text:span text:style-name="T14">e</text:span><text:span text:style-name="T13"> </text:span><text:span text:style-name="T14">Software</text:span><text:span text:style-name="T13"> </text:span><text:span text:style-name="T14">hat oft einen Anwendungsbezug zu einer realen Situation</text:span><text:span text:style-name="T13">, z.B. die Buchhaltung einer Firma. Das Programm muss Aspekte dieser Realität </text:span><text:span text:style-name="T14">(Produkte, Kosten, Lieferanten usw.) </text:span><text:span text:style-name="T13">abbilden. </text:span><text:span text:style-name="T14">Außerdem besteht eine komplexe Software aus vielen Programmteilen.</text:span></text:p>
        </text:list-item>
      </text:list>
      <text:p text:style-name="P29"/>
      <text:list xml:id="list193937584498905" text:continue-numbering="true" text:style-name="L1">
        <text:list-item>
          <text:list>
            <text:list-item>
              <text:p text:style-name="P37">OOP-Sprachen unterstützen, reale Aspekte und Softwarekomponenten abstrakt als Modelle darzustellen.</text:p>
            </text:list-item>
          </text:list>
        </text:list-item>
      </text:list>
      <text:p text:style-name="P29"/>
      <text:list xml:id="list193937956772876" text:continue-numbering="true" text:style-name="L1">
        <text:list-item>
          <text:p text:style-name="P38"><text:span text:style-name="T2">Aufteilen der Arbeit</text:span> <text:span text:style-name="T7">an einem </text:span>Softwareprojekt auf viele Mitarbeiter<text:line-break/>Ein<text:span text:style-name="T7">e</text:span> Software wird heute <text:span text:style-name="T22">meist</text:span> von vielen Mitarbeitern erstellt, die an unterschiedlichen Teilen des Projektes arbeiten, z.B. an der graphischen Oberfläche, Netzwerk, Server-Software usw.</text:p>
        </text:list-item>
      </text:list>
      <text:p text:style-name="P27"/>
      <text:list xml:id="list193936725994451" text:continue-numbering="true" text:style-name="L1">
        <text:list-item>
          <text:list>
            <text:list-item>
              <text:p text:style-name="P38"><text:span text:style-name="T22">Durch die Unterteilung von Programmen in Module („Klassen“) wird</text:span> ermöglicht, dass ein Programmierer seinen Teil des Projekts <text:span text:style-name="T7">leicht </text:span>mit eine<text:span text:style-name="T7">n</text:span> anderen Teil<text:span text:style-name="T7">en</text:span> verknüpfen kann. <text:line-break/><text:span text:style-name="T22">Klassen definieren einfach verständliche „Schnittstellen“, so dass ein Programmierer sich nicht allzu sehr mit dem Quellcode seiner Kollegen beschäftigen muss.</text:span> <text:span text:style-name="T22">Das spart </text:span>Zeit und <text:span text:style-name="T22">vermeidet </text:span>Fehler und Mißverständnisse.</text:p>
            </text:list-item>
          </text:list>
        </text:list-item>
      </text:list>
      <text:p text:style-name="P27"/>
      <text:list xml:id="list193937585048677" text:continue-numbering="true" text:style-name="L1">
        <text:list-item>
          <text:p text:style-name="P38">Ermöglichen von <text:span text:style-name="T2">Änderungen</text:span> und <text:span text:style-name="T2">Erweiterungen</text:span><text:line-break/>Softwareprojekte benötigen oft Jahre an Entwicklungszeit, und entwickeln sich auch danach laufend weiter. Während dieser langen Zeit werden oft von Seiten der Kunden <text:span text:style-name="T22">bzw. Anwender</text:span> Änderungen gewünscht.</text:p>
        </text:list-item>
      </text:list>
      <text:p text:style-name="P27"/>
      <text:list xml:id="list193936579806302" text:continue-numbering="true" text:style-name="L1">
        <text:list-item>
          <text:list>
            <text:list-item>
              <text:p text:style-name="P38">OOP-Sprachen unterstützen Änderungen bzw. Erweiterungen <text:span text:style-name="T22">dadurch, dass die einzelnen Module</text:span> (Klassen) im Idealfall nur geringe Abhängigkeit voneinander haben. So kann man einzelne <text:span text:style-name="T22">Klassen</text:span> <text:span text:style-name="T7">ändern /</text:span> austauschen, ohne die ganze Software <text:span text:style-name="T7">überarbeiten </text:span>zu müssen.</text:p>
            </text:list-item>
          </text:list>
        </text:list-item>
      </text:list>
      <text:p text:style-name="P28"/>
      <text:list xml:id="list193936225398171" text:continue-numbering="true" text:style-name="L1">
        <text:list-item>
          <text:p text:style-name="P39"><text:span text:style-name="T2">Wiederverwendung von Quellcode</text:span><text:line-break/><text:span text:style-name="T22">Bestimmte Teile von Software werden immer wieder in anderen Projekten benötigt. Durch den modularen Aufbau können diese Teile</text:span> in anderen Projekten wiederzuverwende<text:span text:style-name="T22">t werden, was </text:span>Entwicklungszeit und <text:span text:style-name="T22">damit </text:span>Geld spar<text:span text:style-name="T22">t.</text:span></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draw:frame text:anchor-type="paragraph" draw:z-index="0" draw:name="Form1" draw:style-name="gr1" draw:text-style-name="P40" svg:width="1.795cm" svg:height="0.63cm" svg:x="15.196cm" svg:y="0.122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0">pothmann.de</text:span></text:a></text:p>
      <text:p text:style-name="P22"><text:span text:style-name="T28">Freigegeben unter </text:span><text:a xlink:type="simple" xlink:href="https://creativecommons.org/licenses/by-nc-sa/4.0/" text:style-name="Internet_20_link" text:visited-style-name="Visited_20_Internet_20_Link"><text:span text:style-name="T28">CC BY-NC-SA 4.0</text:span></text:a><text:span text:style-name="T28">, </text:span><text:span text:style-name="T29">März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5bb2c9" officeooo:paragraph-rsid="005bb2c9"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Einstieg: OOP</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03T19:39:35.964000000</dc:date>
    <meta:editing-duration>PT5H41M36S</meta:editing-duration>
    <meta:editing-cycles>57</meta:editing-cycles>
    <meta:generator>LibreOffice/6.2.5.2$Windows_X86_64 LibreOffice_project/1ec314fa52f458adc18c4f025c545a4e8b22c159</meta:generator>
    <meta:document-statistic meta:table-count="2" meta:image-count="0" meta:object-count="0" meta:page-count="3" meta:paragraph-count="63" meta:word-count="1026" meta:character-count="7941" meta:non-whitespace-character-count="6985"/>
  </office:meta>
</office:document-meta>
</file>